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to Com" svg:font-family="'Veto Com'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background-color="#ffffff"/>
    </style:style>
    <style:style style:name="P2" style:family="paragraph" style:parent-style-name="List_20_Paragraph">
      <loext:graphic-properties draw:fill="solid" draw:fill-color="#ffffff"/>
      <style:paragraph-properties fo:margin-top="0cm" fo:margin-bottom="0cm" style:contextual-spacing="true" fo:background-color="#ffffff"/>
      <style:text-properties fo:color="#000000" loext:opacity="100%" style:font-name="Veto Com" fo:font-size="12pt" style:font-name-asian="Times New Roman" style:font-size-asian="12pt" style:language-asian="es" style:country-asian="ES" style:font-name-complex="Arial1" style:font-size-complex="12pt"/>
    </style:style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background-color="#ffffff"/>
      <style:text-properties officeooo:rsid="001151a4" officeooo:paragraph-rsid="001151a4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background-color="#ffffff"/>
    </style:style>
    <style:style style:name="P6" style:family="paragraph" style:parent-style-name="Standard" style:list-style-name="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  <style:text-properties fo:color="#000000" loext:opacity="100%" style:font-name="Veto Com" fo:font-size="12pt" style:font-name-asian="Times New Roman" style:font-size-asian="12pt" style:language-asian="es" style:country-asian="ES" style:font-name-complex="Arial1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Veto Com" fo:font-size="12pt" style:font-name-asian="Times New Roman" style:font-size-asian="12pt" style:language-asian="es" style:country-asian="ES" style:font-name-complex="Arial1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Veto Com" fo:font-size="12pt" officeooo:rsid="001151a4" officeooo:paragraph-rsid="001151a4" style:font-name-asian="Times New Roman" style:font-size-asian="12pt" style:language-asian="es" style:country-asian="ES" style:font-name-complex="Arial1" style:font-size-complex="12pt"/>
    </style:style>
    <style:style style:name="P10" style:family="paragraph" style:parent-style-name="Standard" style:list-style-name="">
      <loext:graphic-properties draw:fill="solid" draw:fill-color="#ffffff"/>
      <style:paragraph-properties fo:margin-top="0cm" fo:margin-bottom="0cm" style:contextual-spacing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</style:style>
    <style:style style:name="P12" style:family="paragraph" style:parent-style-name="Standard" style:list-style-name="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  <style:text-properties officeooo:rsid="001151a4" officeooo:paragraph-rsid="001151a4"/>
    </style:style>
    <style:style style:name="T1" style:family="text">
      <style:text-properties fo:color="#000000" loext:opacity="100%" style:font-name="Veto Com" fo:font-size="9pt" fo:background-color="#ffffff" loext:char-shading-value="0" style:font-name-asian="Times New Roman" style:font-size-asian="9pt" style:language-asian="es" style:country-asian="ES" style:font-name-complex="Arial1" style:font-size-complex="9pt"/>
    </style:style>
    <style:style style:name="T2" style:family="text">
      <style:text-properties fo:color="#000000" loext:opacity="100%" style:font-name="Veto Com" fo:font-size="12pt" fo:font-weight="bold" style:font-name-asian="Times New Roman" style:font-size-asian="12pt" style:language-asian="es" style:country-asian="ES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Veto Com" fo:font-size="12pt" style:font-name-asian="Times New Roman" style:font-size-asian="12pt" style:language-asian="es" style:country-asian="ES" style:font-name-complex="Arial1" style:font-size-complex="12pt"/>
    </style:style>
    <style:style style:name="T4" style:family="text">
      <style:text-properties fo:color="#000000" loext:opacity="100%" style:font-name="Veto Com" fo:font-size="12pt" officeooo:rsid="001151a4" style:font-name-asian="Times New Roman" style:font-size-asian="12pt" style:language-asian="es" style:country-asian="ES" style:font-name-complex="Arial1" style:font-size-complex="12pt"/>
    </style:style>
    <style:style style:name="T5" style:family="text">
      <style:text-properties fo:color="#000000" loext:opacity="100%" style:font-name="Arial" fo:font-size="10pt" style:font-name-asian="Times New Roman" style:font-size-asian="10pt" style:language-asian="es" style:country-asian="ES" style:font-name-complex="Arial1" style:font-size-complex="10pt"/>
    </style:style>
    <style:style style:name="T6" style:family="text">
      <style:text-properties style:font-name="Veto Com" fo:font-size="9pt" style:font-name-asian="Times New Roman" style:font-size-asian="9pt" style:language-asian="es" style:country-asian="ES" style:font-size-complex="9pt"/>
    </style:style>
    <style:style style:name="T7" style:family="text">
      <style:text-properties fo:color="#ff0000" loext:opacity="100%" style:font-name="Arial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 </text:span></text:p>
      <text:h text:style-name="P6" text:outline-level="1"><text:span text:style-name="T2">DECLARACIÓN DE HONESTIDAD ACADÉMICA</text:span></text:h>
      <text:p text:style-name="P7"/>
      <text:h text:style-name="P10" text:outline-level="1"><text:span text:style-name="T3">El alumno: </text:span><text:span text:style-name="T4">Carlos Bouzas Álvaro</text:span><text:span text:style-name="T3"> con DNI: </text:span><text:span text:style-name="T4">05940455-S</text:span><text:span text:style-name="T3"> </text:span></text:h>
      <text:p text:style-name="P8"/>
      <text:p text:style-name="P11"><text:span text:style-name="T3">como autor del </text:span><text:span text:style-name="T4">examen de la primera evaluación </text:span><text:span text:style-name="T3"><text:s/>de </text:span><text:span text:style-name="T4">la asignatura:</text:span></text:p>
      <text:p text:style-name="P8"/>
      <text:p text:style-name="P9">Desarrollo web en entrono servidor.</text:p>
      <text:p text:style-name="P8"/>
      <text:p text:style-name="P11"><text:span text:style-name="T3">correspondiente a la titulación de Grado/Máster :</text:span></text:p>
      <text:p text:style-name="P8"/>
      <text:p text:style-name="P11"><text:span text:style-name="T3"><text:s/></text:span><text:span text:style-name="T4">Desarrollo de Aplicaciones Web Segundo curso en </text:span><text:span text:style-name="T3">e</text:span><text:span text:style-name="T4">l IES Francisco de Quévedo.</text:span></text:p>
      <text:p text:style-name="P8"/>
      <text:p text:style-name="P11"><text:span text:style-name="T3">Declara que:</text:span></text:p>
      <text:p text:style-name="P8"/>
      <text:list xml:id="list1353002866" text:style-name="WWNum1">
        <text:list-item>
          <text:p text:style-name="P1"><text:span text:style-name="T3">El mencionado trabajo ha sido íntegramente elaborado por el abajo firmante.</text:span></text:p>
        </text:list-item>
        <text:list-item>
          <text:p text:style-name="P1"><text:span text:style-name="T3">Que el trabajo arriba mencionado es inédito y en él no existe plagio de ninguna naturaleza.</text:span></text:p>
        </text:list-item>
        <text:list-item>
          <text:p text:style-name="P1"><text:span text:style-name="T3">Que en ningún caso se han utilizado como propios </text:span><text:span text:style-name="T4">materiales o ejercicios de otros compañeros elaborados en el examen</text:span><text:span text:style-name="T3">.</text:span></text:p>
        </text:list-item>
        <text:list-item>
          <text:p text:style-name="P3"><text:span text:style-name="T3">Que todo el desarrollo del examen esta íntegramente elaborado por mi durante el transcurso del examen realizado.</text:span></text:p>
        </text:list-item>
      </text:list>
      <text:p text:style-name="P2"/>
      <text:h text:style-name="P10" text:outline-level="1"><text:span text:style-name="T3">Y para que así conste, se firma la presente declaración en </text:span><text:span text:style-name="T4">Madrid</text:span><text:span text:style-name="T3"> a </text:span><text:span text:style-name="T4">25</text:span><text:span text:style-name="T3"> d</text:span><text:span text:style-name="T4">e Noviembre</text:span><text:span text:style-name="T3"> de <text:s/>20</text:span><text:span text:style-name="T4">21</text:span></text:h>
      <text:p text:style-name="P7"/>
      <text:p text:style-name="P7"/>
      <text:p text:style-name="P7"/>
      <text:p text:style-name="P7"/>
      <text:p text:style-name="P7"/>
      <text:p text:style-name="P7"/>
      <text:h text:style-name="P6" text:outline-level="1"><text:span text:style-name="T3">Fdo.- </text:span><text:span text:style-name="T4">Carlos Bouzas Álvaro</text:span></text:h>
      <text:h text:style-name="P12" text:outline-level="1"><text:span text:style-name="T4">0</text:span><text:span text:style-name="T3">5940455-S</text:span></text:h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to Com" svg:font-family="'Veto Com'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" style:family="paragraph" style:parent-style-name="Standard" style:next-style-name="Standard" style:default-outline-level="" style:class="extra">
      <style:paragraph-properties fo:margin-top="0cm" fo:margin-bottom="0cm" style:contextual-spacing="false"/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size-complex="12pt"/>
    </style:style>
    <style:style style:name="pie_5f_de_5f_tabla" style:display-name="pie_de_tabla" style:family="paragraph" style:parent-style-name="Table" style:next-style-name="Standard" style:default-outline-level="">
      <style:paragraph-properties fo:margin-top="0.106cm" fo:margin-bottom="0.212cm" style:contextual-spacing="false" fo:text-align="center" style:justify-single-word="false"/>
      <style:text-properties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Map" style:display-name="Document Map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" style:family="text" style:parent-style-name="Default_20_Paragraph_20_Font"/>
    <style:style style:name="apple-converted-space" style:family="text" style:parent-style-name="Default_20_Paragraph_20_Font"/>
    <style:style style:name="l7" style:family="text" style:parent-style-name="Default_20_Paragraph_20_Font"/>
    <style:style style:name="l9" style:family="text" style:parent-style-name="Default_20_Paragraph_20_Font"/>
    <style:style style:name="l6" style:family="text" style:parent-style-name="Default_20_Paragraph_20_Font"/>
    <style:style style:name="l8" style:family="text" style:parent-style-name="Default_20_Paragraph_20_Font"/>
    <style:style style:name="l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pa_20_del_20_documento_20_Car" style:display-name="Mapa del document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00000" loext:opacity="100%" style:font-name="Arial" fo:font-size="10pt" style:font-name-asian="Times New Roman" style:font-size-asian="10pt" style:language-asian="es" style:country-asian="ES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span text:style-name="MT1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Guillamón</meta:initial-creator>
    <meta:editing-cycles>6</meta:editing-cycles>
    <meta:print-date>2013-05-07T13:49:00</meta:print-date>
    <meta:creation-date>2016-02-04T09:09:00</meta:creation-date>
    <dc:date>2021-11-25T20:24:42.218000000</dc:date>
    <meta:editing-duration>PT37M18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139" meta:character-count="853" meta:non-whitespace-character-count="727"/>
    <meta:user-defined meta:name="AppVersion">16.0000</meta:user-defined>
    <meta:template xlink:type="simple" xlink:actuate="onRequest" xlink:title="Normal.dotm" xlink:href=""/>
  </office:meta>
</office:document-meta>
</file>